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resholding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threshold value</text:p>
          </table:table-cell>
          <table:table-cell office:value-type="string" calcext:value-type="string">
            <text:p><text:s/>element size</text:p>
          </table:table-cell>
          <table:table-cell office:value-type="string" calcext:value-type="string">
            <text:p><text:s/>nb of pixels</text:p>
          </table:table-cell>
          <table:table-cell office:value-type="string" calcext:value-type="string">
            <text:p><text:s/>correct pixels</text:p>
          </table:table-cell>
          <table:table-cell office:value-type="string" calcext:value-type="string">
            <text:p><text:s/>wrong pixels</text:p>
          </table:table-cell>
          <table:table-cell office:value-type="string" calcext:value-type="string">
            <text:p><text:s/>false path</text:p>
          </table:table-cell>
          <table:table-cell office:value-type="string" calcext:value-type="string">
            <text:p><text:s/>false obstacle</text:p>
          </table:table-cell>
          <table:table-cell office:value-type="string" calcext:value-type="string">
            <text:p><text:s/>real shorline</text:p>
          </table:table-cell>
          <table:table-cell office:value-type="string" calcext:value-type="string">
            <text:p><text:s/>detected shoreline</text:p>
          </table:table-cell>
          <table:table-cell office:value-type="string" calcext:value-type="string">
            <text:p><text:s/>ratio</text:p>
          </table:table-cell>
          <table:table-cell table:number-columns-repeated="2"/>
          <table:table-cell office:value-type="string" calcext:value-type="string">
            <text:p>correct pixe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8970" calcext:value-type="float">
            <text:p>1268970</text:p>
          </table:table-cell>
          <table:table-cell office:value-type="float" office:value="287802" calcext:value-type="float">
            <text:p>287802</text:p>
          </table:table-cell>
          <table:table-cell office:value-type="float" office:value="149045" calcext:value-type="float">
            <text:p>149045</text:p>
          </table:table-cell>
          <table:table-cell office:value-type="float" office:value="138757" calcext:value-type="float">
            <text:p>138757</text:p>
          </table:table-cell>
          <table:table-cell office:value-type="float" office:value="10891" calcext:value-type="float">
            <text:p>10891</text:p>
          </table:table-cell>
          <table:table-cell office:value-type="float" office:value="9439" calcext:value-type="float">
            <text:p>9439</text:p>
          </table:table-cell>
          <table:table-cell office:value-type="float" office:value="86.6679" calcext:value-type="float">
            <text:p>86.6679</text:p>
          </table:table-cell>
          <table:table-cell table:number-columns-repeated="2"/>
          <table:table-cell table:formula="of:=[.D2]/[.C2]" office:value-type="float" office:value="0.815124808900423" calcext:value-type="float">
            <text:p>0.8151248089004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9590" calcext:value-type="float">
            <text:p>1259590</text:p>
          </table:table-cell>
          <table:table-cell office:value-type="float" office:value="297182" calcext:value-type="float">
            <text:p>297182</text:p>
          </table:table-cell>
          <table:table-cell office:value-type="float" office:value="166530" calcext:value-type="float">
            <text:p>166530</text:p>
          </table:table-cell>
          <table:table-cell office:value-type="float" office:value="130652" calcext:value-type="float">
            <text:p>130652</text:p>
          </table:table-cell>
          <table:table-cell office:value-type="float" office:value="10891" calcext:value-type="float">
            <text:p>10891</text:p>
          </table:table-cell>
          <table:table-cell office:value-type="float" office:value="9105" calcext:value-type="float">
            <text:p>9105</text:p>
          </table:table-cell>
          <table:table-cell office:value-type="float" office:value="83.6011" calcext:value-type="float">
            <text:p>83.6011</text:p>
          </table:table-cell>
          <table:table-cell table:number-columns-repeated="2"/>
          <table:table-cell table:formula="of:=[.D3]/[.C3]" office:value-type="float" office:value="0.809099551638639" calcext:value-type="float">
            <text:p>0.8090995516386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2720" calcext:value-type="float">
            <text:p>1252720</text:p>
          </table:table-cell>
          <table:table-cell office:value-type="float" office:value="304058" calcext:value-type="float">
            <text:p>304058</text:p>
          </table:table-cell>
          <table:table-cell office:value-type="float" office:value="179432" calcext:value-type="float">
            <text:p>179432</text:p>
          </table:table-cell>
          <table:table-cell office:value-type="float" office:value="124626" calcext:value-type="float">
            <text:p>124626</text:p>
          </table:table-cell>
          <table:table-cell office:value-type="float" office:value="10891" calcext:value-type="float">
            <text:p>10891</text:p>
          </table:table-cell>
          <table:table-cell office:value-type="float" office:value="8677" calcext:value-type="float">
            <text:p>8677</text:p>
          </table:table-cell>
          <table:table-cell office:value-type="float" office:value="79.6713" calcext:value-type="float">
            <text:p>79.6713</text:p>
          </table:table-cell>
          <table:table-cell table:number-columns-repeated="2"/>
          <table:table-cell table:formula="of:=[.D4]/[.C4]" office:value-type="float" office:value="0.804686596693174" calcext:value-type="float">
            <text:p>0.8046865966931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1920" calcext:value-type="float">
            <text:p>1271920</text:p>
          </table:table-cell>
          <table:table-cell office:value-type="float" office:value="284858" calcext:value-type="float">
            <text:p>284858</text:p>
          </table:table-cell>
          <table:table-cell office:value-type="float" office:value="152529" calcext:value-type="float">
            <text:p>152529</text:p>
          </table:table-cell>
          <table:table-cell office:value-type="float" office:value="132329" calcext:value-type="float">
            <text:p>132329</text:p>
          </table:table-cell>
          <table:table-cell office:value-type="float" office:value="10891" calcext:value-type="float">
            <text:p>10891</text:p>
          </table:table-cell>
          <table:table-cell office:value-type="float" office:value="9340" calcext:value-type="float">
            <text:p>9340</text:p>
          </table:table-cell>
          <table:table-cell office:value-type="float" office:value="85.7589" calcext:value-type="float">
            <text:p>85.7589</text:p>
          </table:table-cell>
          <table:table-cell table:number-columns-repeated="2"/>
          <table:table-cell table:formula="of:=[.D5]/[.C5]" office:value-type="float" office:value="0.817019745885739" calcext:value-type="float">
            <text:p>0.8170197458857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1380" calcext:value-type="float">
            <text:p>1261380</text:p>
          </table:table-cell>
          <table:table-cell office:value-type="float" office:value="295391" calcext:value-type="float">
            <text:p>295391</text:p>
          </table:table-cell>
          <table:table-cell office:value-type="float" office:value="169869" calcext:value-type="float">
            <text:p>169869</text:p>
          </table:table-cell>
          <table:table-cell office:value-type="float" office:value="125522" calcext:value-type="float">
            <text:p>125522</text:p>
          </table:table-cell>
          <table:table-cell office:value-type="float" office:value="10891" calcext:value-type="float">
            <text:p>10891</text:p>
          </table:table-cell>
          <table:table-cell office:value-type="float" office:value="8968" calcext:value-type="float">
            <text:p>8968</text:p>
          </table:table-cell>
          <table:table-cell office:value-type="float" office:value="82.3432" calcext:value-type="float">
            <text:p>82.3432</text:p>
          </table:table-cell>
          <table:table-cell table:number-columns-repeated="2"/>
          <table:table-cell table:formula="of:=[.D6]/[.C6]" office:value-type="float" office:value="0.810249360860237" calcext:value-type="float">
            <text:p>0.8102493608602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4290" calcext:value-type="float">
            <text:p>1254290</text:p>
          </table:table-cell>
          <table:table-cell office:value-type="float" office:value="302484" calcext:value-type="float">
            <text:p>302484</text:p>
          </table:table-cell>
          <table:table-cell office:value-type="float" office:value="182622" calcext:value-type="float">
            <text:p>182622</text:p>
          </table:table-cell>
          <table:table-cell office:value-type="float" office:value="119862" calcext:value-type="float">
            <text:p>119862</text:p>
          </table:table-cell>
          <table:table-cell office:value-type="float" office:value="10891" calcext:value-type="float">
            <text:p>10891</text:p>
          </table:table-cell>
          <table:table-cell office:value-type="float" office:value="8507" calcext:value-type="float">
            <text:p>8507</text:p>
          </table:table-cell>
          <table:table-cell office:value-type="float" office:value="78.1104" calcext:value-type="float">
            <text:p>78.1104</text:p>
          </table:table-cell>
          <table:table-cell table:number-columns-repeated="2"/>
          <table:table-cell table:formula="of:=[.D7]/[.C7]" office:value-type="float" office:value="0.805695088580275" calcext:value-type="float">
            <text:p>0.8056950885802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3480" calcext:value-type="float">
            <text:p>1273480</text:p>
          </table:table-cell>
          <table:table-cell office:value-type="float" office:value="283294" calcext:value-type="float">
            <text:p>283294</text:p>
          </table:table-cell>
          <table:table-cell office:value-type="float" office:value="156017" calcext:value-type="float">
            <text:p>156017</text:p>
          </table:table-cell>
          <table:table-cell office:value-type="float" office:value="127277" calcext:value-type="float">
            <text:p>127277</text:p>
          </table:table-cell>
          <table:table-cell office:value-type="float" office:value="10891" calcext:value-type="float">
            <text:p>10891</text:p>
          </table:table-cell>
          <table:table-cell office:value-type="float" office:value="9217" calcext:value-type="float">
            <text:p>9217</text:p>
          </table:table-cell>
          <table:table-cell office:value-type="float" office:value="84.6295" calcext:value-type="float">
            <text:p>84.6295</text:p>
          </table:table-cell>
          <table:table-cell table:number-columns-repeated="2"/>
          <table:table-cell table:formula="of:=[.D8]/[.C8]" office:value-type="float" office:value="0.818021814257634" calcext:value-type="float">
            <text:p>0.8180218142576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2630" calcext:value-type="float">
            <text:p>1262630</text:p>
          </table:table-cell>
          <table:table-cell office:value-type="float" office:value="294143" calcext:value-type="float">
            <text:p>294143</text:p>
          </table:table-cell>
          <table:table-cell office:value-type="float" office:value="173093" calcext:value-type="float">
            <text:p>173093</text:p>
          </table:table-cell>
          <table:table-cell office:value-type="float" office:value="121050" calcext:value-type="float">
            <text:p>121050</text:p>
          </table:table-cell>
          <table:table-cell office:value-type="float" office:value="10891" calcext:value-type="float">
            <text:p>10891</text:p>
          </table:table-cell>
          <table:table-cell office:value-type="float" office:value="8806" calcext:value-type="float">
            <text:p>8806</text:p>
          </table:table-cell>
          <table:table-cell office:value-type="float" office:value="80.8558" calcext:value-type="float">
            <text:p>80.8558</text:p>
          </table:table-cell>
          <table:table-cell table:number-columns-repeated="2"/>
          <table:table-cell table:formula="of:=[.D9]/[.C9]" office:value-type="float" office:value="0.811052300260795" calcext:value-type="float">
            <text:p>0.8110523002607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5680" calcext:value-type="float">
            <text:p>1255680</text:p>
          </table:table-cell>
          <table:table-cell office:value-type="float" office:value="301096" calcext:value-type="float">
            <text:p>301096</text:p>
          </table:table-cell>
          <table:table-cell office:value-type="float" office:value="185482" calcext:value-type="float">
            <text:p>185482</text:p>
          </table:table-cell>
          <table:table-cell office:value-type="float" office:value="115614" calcext:value-type="float">
            <text:p>115614</text:p>
          </table:table-cell>
          <table:table-cell office:value-type="float" office:value="10891" calcext:value-type="float">
            <text:p>10891</text:p>
          </table:table-cell>
          <table:table-cell office:value-type="float" office:value="8337" calcext:value-type="float">
            <text:p>8337</text:p>
          </table:table-cell>
          <table:table-cell office:value-type="float" office:value="76.5494" calcext:value-type="float">
            <text:p>76.5494</text:p>
          </table:table-cell>
          <table:table-cell table:number-columns-repeated="2"/>
          <table:table-cell table:formula="of:=[.D10]/[.C10]" office:value-type="float" office:value="0.806587957193695" calcext:value-type="float">
            <text:p>0.8065879571936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4590" calcext:value-type="float">
            <text:p>1274590</text:p>
          </table:table-cell>
          <table:table-cell office:value-type="float" office:value="282185" calcext:value-type="float">
            <text:p>282185</text:p>
          </table:table-cell>
          <table:table-cell office:value-type="float" office:value="159545" calcext:value-type="float">
            <text:p>159545</text:p>
          </table:table-cell>
          <table:table-cell office:value-type="float" office:value="122640" calcext:value-type="float">
            <text:p>122640</text:p>
          </table:table-cell>
          <table:table-cell office:value-type="float" office:value="10891" calcext:value-type="float">
            <text:p>10891</text:p>
          </table:table-cell>
          <table:table-cell office:value-type="float" office:value="9060" calcext:value-type="float">
            <text:p>9060</text:p>
          </table:table-cell>
          <table:table-cell office:value-type="float" office:value="83.188" calcext:value-type="float">
            <text:p>83.188</text:p>
          </table:table-cell>
          <table:table-cell table:number-columns-repeated="2"/>
          <table:table-cell table:formula="of:=[.D11]/[.C11]" office:value-type="float" office:value="0.818734824445329" calcext:value-type="float">
            <text:p>0.8187348244453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3680" calcext:value-type="float">
            <text:p>1263680</text:p>
          </table:table-cell>
          <table:table-cell office:value-type="float" office:value="293091" calcext:value-type="float">
            <text:p>293091</text:p>
          </table:table-cell>
          <table:table-cell office:value-type="float" office:value="176300" calcext:value-type="float">
            <text:p>176300</text:p>
          </table:table-cell>
          <table:table-cell office:value-type="float" office:value="116791" calcext:value-type="float">
            <text:p>116791</text:p>
          </table:table-cell>
          <table:table-cell office:value-type="float" office:value="10891" calcext:value-type="float">
            <text:p>10891</text:p>
          </table:table-cell>
          <table:table-cell office:value-type="float" office:value="8619" calcext:value-type="float">
            <text:p>8619</text:p>
          </table:table-cell>
          <table:table-cell office:value-type="float" office:value="79.1387" calcext:value-type="float">
            <text:p>79.1387</text:p>
          </table:table-cell>
          <table:table-cell table:number-columns-repeated="2"/>
          <table:table-cell table:formula="of:=[.D12]/[.C12]" office:value-type="float" office:value="0.811726769357263" calcext:value-type="float">
            <text:p>0.8117267693572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6780" calcext:value-type="float">
            <text:p>1256780</text:p>
          </table:table-cell>
          <table:table-cell office:value-type="float" office:value="299991" calcext:value-type="float">
            <text:p>299991</text:p>
          </table:table-cell>
          <table:table-cell office:value-type="float" office:value="188355" calcext:value-type="float">
            <text:p>188355</text:p>
          </table:table-cell>
          <table:table-cell office:value-type="float" office:value="111636" calcext:value-type="float">
            <text:p>111636</text:p>
          </table:table-cell>
          <table:table-cell office:value-type="float" office:value="10891" calcext:value-type="float">
            <text:p>10891</text:p>
          </table:table-cell>
          <table:table-cell office:value-type="float" office:value="8130" calcext:value-type="float">
            <text:p>8130</text:p>
          </table:table-cell>
          <table:table-cell office:value-type="float" office:value="74.6488" calcext:value-type="float">
            <text:p>74.6488</text:p>
          </table:table-cell>
          <table:table-cell table:number-columns-repeated="2"/>
          <table:table-cell table:formula="of:=[.D13]/[.C13]" office:value-type="float" office:value="0.807294543866185" calcext:value-type="float">
            <text:p>0.8072945438661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5440" calcext:value-type="float">
            <text:p>1275440</text:p>
          </table:table-cell>
          <table:table-cell office:value-type="float" office:value="281339" calcext:value-type="float">
            <text:p>281339</text:p>
          </table:table-cell>
          <table:table-cell office:value-type="float" office:value="163014" calcext:value-type="float">
            <text:p>163014</text:p>
          </table:table-cell>
          <table:table-cell office:value-type="float" office:value="118325" calcext:value-type="float">
            <text:p>118325</text:p>
          </table:table-cell>
          <table:table-cell office:value-type="float" office:value="10891" calcext:value-type="float">
            <text:p>10891</text:p>
          </table:table-cell>
          <table:table-cell office:value-type="float" office:value="8900" calcext:value-type="float">
            <text:p>8900</text:p>
          </table:table-cell>
          <table:table-cell office:value-type="float" office:value="81.7189" calcext:value-type="float">
            <text:p>81.7189</text:p>
          </table:table-cell>
          <table:table-cell table:number-columns-repeated="2"/>
          <table:table-cell table:formula="of:=[.D14]/[.C14]" office:value-type="float" office:value="0.819280823237709" calcext:value-type="float">
            <text:p>0.8192808232377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4580" calcext:value-type="float">
            <text:p>1264580</text:p>
          </table:table-cell>
          <table:table-cell office:value-type="float" office:value="292196" calcext:value-type="float">
            <text:p>292196</text:p>
          </table:table-cell>
          <table:table-cell office:value-type="float" office:value="179358" calcext:value-type="float">
            <text:p>179358</text:p>
          </table:table-cell>
          <table:table-cell office:value-type="float" office:value="112838" calcext:value-type="float">
            <text:p>112838</text:p>
          </table:table-cell>
          <table:table-cell office:value-type="float" office:value="10891" calcext:value-type="float">
            <text:p>10891</text:p>
          </table:table-cell>
          <table:table-cell office:value-type="float" office:value="8405" calcext:value-type="float">
            <text:p>8405</text:p>
          </table:table-cell>
          <table:table-cell office:value-type="float" office:value="77.1738" calcext:value-type="float">
            <text:p>77.1738</text:p>
          </table:table-cell>
          <table:table-cell table:number-columns-repeated="2"/>
          <table:table-cell table:formula="of:=[.D15]/[.C15]" office:value-type="float" office:value="0.812304885725665" calcext:value-type="float">
            <text:p>0.8123048857256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7670" calcext:value-type="float">
            <text:p>1257670</text:p>
          </table:table-cell>
          <table:table-cell office:value-type="float" office:value="299101" calcext:value-type="float">
            <text:p>299101</text:p>
          </table:table-cell>
          <table:table-cell office:value-type="float" office:value="191069" calcext:value-type="float">
            <text:p>191069</text:p>
          </table:table-cell>
          <table:table-cell office:value-type="float" office:value="108032" calcext:value-type="float">
            <text:p>108032</text:p>
          </table:table-cell>
          <table:table-cell office:value-type="float" office:value="10891" calcext:value-type="float">
            <text:p>10891</text:p>
          </table:table-cell>
          <table:table-cell office:value-type="float" office:value="7880" calcext:value-type="float">
            <text:p>7880</text:p>
          </table:table-cell>
          <table:table-cell office:value-type="float" office:value="72.3533" calcext:value-type="float">
            <text:p>72.3533</text:p>
          </table:table-cell>
          <table:table-cell table:number-columns-repeated="2"/>
          <table:table-cell table:formula="of:=[.D16]/[.C16]" office:value-type="float" office:value="0.807866236719382" calcext:value-type="float">
            <text:p>0.8078662367193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5810" calcext:value-type="float">
            <text:p>1275810</text:p>
          </table:table-cell>
          <table:table-cell office:value-type="float" office:value="280966" calcext:value-type="float">
            <text:p>280966</text:p>
          </table:table-cell>
          <table:table-cell office:value-type="float" office:value="166622" calcext:value-type="float">
            <text:p>166622</text:p>
          </table:table-cell>
          <table:table-cell office:value-type="float" office:value="114344" calcext:value-type="float">
            <text:p>114344</text:p>
          </table:table-cell>
          <table:table-cell office:value-type="float" office:value="10891" calcext:value-type="float">
            <text:p>10891</text:p>
          </table:table-cell>
          <table:table-cell office:value-type="float" office:value="8710" calcext:value-type="float">
            <text:p>8710</text:p>
          </table:table-cell>
          <table:table-cell office:value-type="float" office:value="79.9743" calcext:value-type="float">
            <text:p>79.9743</text:p>
          </table:table-cell>
          <table:table-cell table:number-columns-repeated="2"/>
          <table:table-cell table:formula="of:=[.D17]/[.C17]" office:value-type="float" office:value="0.819518493300274" calcext:value-type="float">
            <text:p>0.8195184933002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5020" calcext:value-type="float">
            <text:p>1265020</text:p>
          </table:table-cell>
          <table:table-cell office:value-type="float" office:value="291756" calcext:value-type="float">
            <text:p>291756</text:p>
          </table:table-cell>
          <table:table-cell office:value-type="float" office:value="182489" calcext:value-type="float">
            <text:p>182489</text:p>
          </table:table-cell>
          <table:table-cell office:value-type="float" office:value="109267" calcext:value-type="float">
            <text:p>109267</text:p>
          </table:table-cell>
          <table:table-cell office:value-type="float" office:value="10891" calcext:value-type="float">
            <text:p>10891</text:p>
          </table:table-cell>
          <table:table-cell office:value-type="float" office:value="8188" calcext:value-type="float">
            <text:p>8188</text:p>
          </table:table-cell>
          <table:table-cell office:value-type="float" office:value="75.1813" calcext:value-type="float">
            <text:p>75.1813</text:p>
          </table:table-cell>
          <table:table-cell table:number-columns-repeated="2"/>
          <table:table-cell table:formula="of:=[.D18]/[.C18]" office:value-type="float" office:value="0.812587520394661" calcext:value-type="float">
            <text:p>0.8125875203946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8310" calcext:value-type="float">
            <text:p>1258310</text:p>
          </table:table-cell>
          <table:table-cell office:value-type="float" office:value="298468" calcext:value-type="float">
            <text:p>298468</text:p>
          </table:table-cell>
          <table:table-cell office:value-type="float" office:value="193763" calcext:value-type="float">
            <text:p>193763</text:p>
          </table:table-cell>
          <table:table-cell office:value-type="float" office:value="104705" calcext:value-type="float">
            <text:p>104705</text:p>
          </table:table-cell>
          <table:table-cell office:value-type="float" office:value="10891" calcext:value-type="float">
            <text:p>10891</text:p>
          </table:table-cell>
          <table:table-cell office:value-type="float" office:value="7643" calcext:value-type="float">
            <text:p>7643</text:p>
          </table:table-cell>
          <table:table-cell office:value-type="float" office:value="70.1772" calcext:value-type="float">
            <text:p>70.1772</text:p>
          </table:table-cell>
          <table:table-cell table:number-columns-repeated="2"/>
          <table:table-cell table:formula="of:=[.D19]/[.C19]" office:value-type="float" office:value="0.808277341692468" calcext:value-type="float">
            <text:p>0.8082773416924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5960" calcext:value-type="float">
            <text:p>1275960</text:p>
          </table:table-cell>
          <table:table-cell office:value-type="float" office:value="280810" calcext:value-type="float">
            <text:p>280810</text:p>
          </table:table-cell>
          <table:table-cell office:value-type="float" office:value="170172" calcext:value-type="float">
            <text:p>170172</text:p>
          </table:table-cell>
          <table:table-cell office:value-type="float" office:value="110638" calcext:value-type="float">
            <text:p>110638</text:p>
          </table:table-cell>
          <table:table-cell office:value-type="float" office:value="10891" calcext:value-type="float">
            <text:p>10891</text:p>
          </table:table-cell>
          <table:table-cell office:value-type="float" office:value="8540" calcext:value-type="float">
            <text:p>8540</text:p>
          </table:table-cell>
          <table:table-cell office:value-type="float" office:value="78.4134" calcext:value-type="float">
            <text:p>78.4134</text:p>
          </table:table-cell>
          <table:table-cell table:number-columns-repeated="2"/>
          <table:table-cell table:formula="of:=[.D20]/[.C20]" office:value-type="float" office:value="0.819614846028341" calcext:value-type="float">
            <text:p>0.8196148460283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5360" calcext:value-type="float">
            <text:p>1265360</text:p>
          </table:table-cell>
          <table:table-cell office:value-type="float" office:value="291419" calcext:value-type="float">
            <text:p>291419</text:p>
          </table:table-cell>
          <table:table-cell office:value-type="float" office:value="185527" calcext:value-type="float">
            <text:p>185527</text:p>
          </table:table-cell>
          <table:table-cell office:value-type="float" office:value="105892" calcext:value-type="float">
            <text:p>105892</text:p>
          </table:table-cell>
          <table:table-cell office:value-type="float" office:value="10891" calcext:value-type="float">
            <text:p>10891</text:p>
          </table:table-cell>
          <table:table-cell office:value-type="float" office:value="8002" calcext:value-type="float">
            <text:p>8002</text:p>
          </table:table-cell>
          <table:table-cell office:value-type="float" office:value="73.4735" calcext:value-type="float">
            <text:p>73.4735</text:p>
          </table:table-cell>
          <table:table-cell table:number-columns-repeated="2"/>
          <table:table-cell table:formula="of:=[.D21]/[.C21]" office:value-type="float" office:value="0.812805919911612" calcext:value-type="float">
            <text:p>0.8128059199116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8830" calcext:value-type="float">
            <text:p>1258830</text:p>
          </table:table-cell>
          <table:table-cell office:value-type="float" office:value="297943" calcext:value-type="float">
            <text:p>297943</text:p>
          </table:table-cell>
          <table:table-cell office:value-type="float" office:value="196422" calcext:value-type="float">
            <text:p>196422</text:p>
          </table:table-cell>
          <table:table-cell office:value-type="float" office:value="101521" calcext:value-type="float">
            <text:p>101521</text:p>
          </table:table-cell>
          <table:table-cell office:value-type="float" office:value="10891" calcext:value-type="float">
            <text:p>10891</text:p>
          </table:table-cell>
          <table:table-cell office:value-type="float" office:value="7473" calcext:value-type="float">
            <text:p>7473</text:p>
          </table:table-cell>
          <table:table-cell office:value-type="float" office:value="68.6163" calcext:value-type="float">
            <text:p>68.6163</text:p>
          </table:table-cell>
          <table:table-cell table:number-columns-repeated="2"/>
          <table:table-cell table:formula="of:=[.D22]/[.C22]" office:value-type="float" office:value="0.8086113644831" calcext:value-type="float">
            <text:p>0.80861136448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5950" calcext:value-type="float">
            <text:p>1275950</text:p>
          </table:table-cell>
          <table:table-cell office:value-type="float" office:value="280821" calcext:value-type="float">
            <text:p>280821</text:p>
          </table:table-cell>
          <table:table-cell office:value-type="float" office:value="173681" calcext:value-type="float">
            <text:p>173681</text:p>
          </table:table-cell>
          <table:table-cell office:value-type="float" office:value="107140" calcext:value-type="float">
            <text:p>107140</text:p>
          </table:table-cell>
          <table:table-cell office:value-type="float" office:value="10891" calcext:value-type="float">
            <text:p>10891</text:p>
          </table:table-cell>
          <table:table-cell office:value-type="float" office:value="8326" calcext:value-type="float">
            <text:p>8326</text:p>
          </table:table-cell>
          <table:table-cell office:value-type="float" office:value="76.4484" calcext:value-type="float">
            <text:p>76.4484</text:p>
          </table:table-cell>
          <table:table-cell table:number-columns-repeated="2"/>
          <table:table-cell table:formula="of:=[.D23]/[.C23]" office:value-type="float" office:value="0.819608422513136" calcext:value-type="float">
            <text:p>0.819608422513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5660" calcext:value-type="float">
            <text:p>1265660</text:p>
          </table:table-cell>
          <table:table-cell office:value-type="float" office:value="291112" calcext:value-type="float">
            <text:p>291112</text:p>
          </table:table-cell>
          <table:table-cell office:value-type="float" office:value="188555" calcext:value-type="float">
            <text:p>188555</text:p>
          </table:table-cell>
          <table:table-cell office:value-type="float" office:value="102557" calcext:value-type="float">
            <text:p>102557</text:p>
          </table:table-cell>
          <table:table-cell office:value-type="float" office:value="10891" calcext:value-type="float">
            <text:p>10891</text:p>
          </table:table-cell>
          <table:table-cell office:value-type="float" office:value="7814" calcext:value-type="float">
            <text:p>7814</text:p>
          </table:table-cell>
          <table:table-cell office:value-type="float" office:value="71.7473" calcext:value-type="float">
            <text:p>71.7473</text:p>
          </table:table-cell>
          <table:table-cell table:number-columns-repeated="2"/>
          <table:table-cell table:formula="of:=[.D24]/[.C24]" office:value-type="float" office:value="0.812998625367746" calcext:value-type="float">
            <text:p>0.8129986253677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9410" calcext:value-type="float">
            <text:p>1259410</text:p>
          </table:table-cell>
          <table:table-cell office:value-type="float" office:value="297363" calcext:value-type="float">
            <text:p>297363</text:p>
          </table:table-cell>
          <table:table-cell office:value-type="float" office:value="199011" calcext:value-type="float">
            <text:p>199011</text:p>
          </table:table-cell>
          <table:table-cell office:value-type="float" office:value="98352" calcext:value-type="float">
            <text:p>98352</text:p>
          </table:table-cell>
          <table:table-cell office:value-type="float" office:value="10891" calcext:value-type="float">
            <text:p>10891</text:p>
          </table:table-cell>
          <table:table-cell office:value-type="float" office:value="7302" calcext:value-type="float">
            <text:p>7302</text:p>
          </table:table-cell>
          <table:table-cell office:value-type="float" office:value="67.0462" calcext:value-type="float">
            <text:p>67.0462</text:p>
          </table:table-cell>
          <table:table-cell table:number-columns-repeated="2"/>
          <table:table-cell table:formula="of:=[.D25]/[.C25]" office:value-type="float" office:value="0.808983928364958" calcext:value-type="float">
            <text:p>0.8089839283649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5980" calcext:value-type="float">
            <text:p>1275980</text:p>
          </table:table-cell>
          <table:table-cell office:value-type="float" office:value="280795" calcext:value-type="float">
            <text:p>280795</text:p>
          </table:table-cell>
          <table:table-cell office:value-type="float" office:value="177107" calcext:value-type="float">
            <text:p>177107</text:p>
          </table:table-cell>
          <table:table-cell office:value-type="float" office:value="103688" calcext:value-type="float">
            <text:p>103688</text:p>
          </table:table-cell>
          <table:table-cell office:value-type="float" office:value="10891" calcext:value-type="float">
            <text:p>10891</text:p>
          </table:table-cell>
          <table:table-cell office:value-type="float" office:value="8118" calcext:value-type="float">
            <text:p>8118</text:p>
          </table:table-cell>
          <table:table-cell office:value-type="float" office:value="74.5386" calcext:value-type="float">
            <text:p>74.5386</text:p>
          </table:table-cell>
          <table:table-cell table:number-columns-repeated="2"/>
          <table:table-cell table:formula="of:=[.D26]/[.C26]" office:value-type="float" office:value="0.819627693058749" calcext:value-type="float">
            <text:p>0.8196276930587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6060" calcext:value-type="float">
            <text:p>1266060</text:p>
          </table:table-cell>
          <table:table-cell office:value-type="float" office:value="290714" calcext:value-type="float">
            <text:p>290714</text:p>
          </table:table-cell>
          <table:table-cell office:value-type="float" office:value="191442" calcext:value-type="float">
            <text:p>191442</text:p>
          </table:table-cell>
          <table:table-cell office:value-type="float" office:value="99272" calcext:value-type="float">
            <text:p>99272</text:p>
          </table:table-cell>
          <table:table-cell office:value-type="float" office:value="10891" calcext:value-type="float">
            <text:p>10891</text:p>
          </table:table-cell>
          <table:table-cell office:value-type="float" office:value="7623" calcext:value-type="float">
            <text:p>7623</text:p>
          </table:table-cell>
          <table:table-cell office:value-type="float" office:value="69.9936" calcext:value-type="float">
            <text:p>69.9936</text:p>
          </table:table-cell>
          <table:table-cell table:number-columns-repeated="2"/>
          <table:table-cell table:formula="of:=[.D27]/[.C27]" office:value-type="float" office:value="0.813255565975925" calcext:value-type="float">
            <text:p>0.8132555659759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0040" calcext:value-type="float">
            <text:p>1260040</text:p>
          </table:table-cell>
          <table:table-cell office:value-type="float" office:value="296737" calcext:value-type="float">
            <text:p>296737</text:p>
          </table:table-cell>
          <table:table-cell office:value-type="float" office:value="201425" calcext:value-type="float">
            <text:p>201425</text:p>
          </table:table-cell>
          <table:table-cell office:value-type="float" office:value="95312" calcext:value-type="float">
            <text:p>95312</text:p>
          </table:table-cell>
          <table:table-cell office:value-type="float" office:value="10891" calcext:value-type="float">
            <text:p>10891</text:p>
          </table:table-cell>
          <table:table-cell office:value-type="float" office:value="7152" calcext:value-type="float">
            <text:p>7152</text:p>
          </table:table-cell>
          <table:table-cell office:value-type="float" office:value="65.6689" calcext:value-type="float">
            <text:p>65.6689</text:p>
          </table:table-cell>
          <table:table-cell table:number-columns-repeated="2"/>
          <table:table-cell table:formula="of:=[.D28]/[.C28]" office:value-type="float" office:value="0.809388609822839" calcext:value-type="float">
            <text:p>0.8093886098228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75950" calcext:value-type="float">
            <text:p>1275950</text:p>
          </table:table-cell>
          <table:table-cell office:value-type="float" office:value="280823" calcext:value-type="float">
            <text:p>280823</text:p>
          </table:table-cell>
          <table:table-cell office:value-type="float" office:value="180431" calcext:value-type="float">
            <text:p>180431</text:p>
          </table:table-cell>
          <table:table-cell office:value-type="float" office:value="100392" calcext:value-type="float">
            <text:p>100392</text:p>
          </table:table-cell>
          <table:table-cell office:value-type="float" office:value="10891" calcext:value-type="float">
            <text:p>10891</text:p>
          </table:table-cell>
          <table:table-cell office:value-type="float" office:value="7922" calcext:value-type="float">
            <text:p>7922</text:p>
          </table:table-cell>
          <table:table-cell office:value-type="float" office:value="72.739" calcext:value-type="float">
            <text:p>72.739</text:p>
          </table:table-cell>
          <table:table-cell table:number-columns-repeated="2"/>
          <table:table-cell table:formula="of:=[.D29]/[.C29]" office:value-type="float" office:value="0.819608422513136" calcext:value-type="float">
            <text:p>0.8196084225131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6520" calcext:value-type="float">
            <text:p>1266520</text:p>
          </table:table-cell>
          <table:table-cell office:value-type="float" office:value="290253" calcext:value-type="float">
            <text:p>290253</text:p>
          </table:table-cell>
          <table:table-cell office:value-type="float" office:value="194087" calcext:value-type="float">
            <text:p>194087</text:p>
          </table:table-cell>
          <table:table-cell office:value-type="float" office:value="96166" calcext:value-type="float">
            <text:p>96166</text:p>
          </table:table-cell>
          <table:table-cell office:value-type="float" office:value="10891" calcext:value-type="float">
            <text:p>10891</text:p>
          </table:table-cell>
          <table:table-cell office:value-type="float" office:value="7449" calcext:value-type="float">
            <text:p>7449</text:p>
          </table:table-cell>
          <table:table-cell office:value-type="float" office:value="68.3959" calcext:value-type="float">
            <text:p>68.3959</text:p>
          </table:table-cell>
          <table:table-cell table:number-columns-repeated="2"/>
          <table:table-cell table:formula="of:=[.D30]/[.C30]" office:value-type="float" office:value="0.81355104767533" calcext:value-type="float">
            <text:p>0.813551047675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60690" calcext:value-type="float">
            <text:p>1260690</text:p>
          </table:table-cell>
          <table:table-cell office:value-type="float" office:value="296089" calcext:value-type="float">
            <text:p>296089</text:p>
          </table:table-cell>
          <table:table-cell office:value-type="float" office:value="203590" calcext:value-type="float">
            <text:p>203590</text:p>
          </table:table-cell>
          <table:table-cell office:value-type="float" office:value="92499" calcext:value-type="float">
            <text:p>92499</text:p>
          </table:table-cell>
          <table:table-cell office:value-type="float" office:value="10891" calcext:value-type="float">
            <text:p>10891</text:p>
          </table:table-cell>
          <table:table-cell office:value-type="float" office:value="6986" calcext:value-type="float">
            <text:p>6986</text:p>
          </table:table-cell>
          <table:table-cell office:value-type="float" office:value="64.1447" calcext:value-type="float">
            <text:p>64.1447</text:p>
          </table:table-cell>
          <table:table-cell table:number-columns-repeated="2"/>
          <table:table-cell table:formula="of:=[.D31]/[.C31]" office:value-type="float" office:value="0.809806138311129" calcext:value-type="float">
            <text:p>0.809806138311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12:52:38.631121242</dc:date>
    <meta:editing-duration>PT7M41S</meta:editing-duration>
    <meta:editing-cycles>1</meta:editing-cycles>
    <meta:document-statistic meta:table-count="1" meta:cell-count="341" meta:object-count="0"/>
    <meta:generator>LibreOffice/7.3.7.2$Linux_X86_64 LibreOffice_project/30$Build-2</meta:generator>
  </office:meta>
</office:document-meta>
</file>